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Monospace" svg:font-family="Monospace" style:font-pitch="fixed"/>
    <style:font-face style:name="Courier" svg:font-family="Courier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0pt" style:text-underline-style="none" style:font-size-asian="10pt" style:font-size-complex="10pt"/>
    </style:style>
    <style:style style:name="P2" style:family="paragraph" style:parent-style-name="Standard">
      <style:text-properties style:font-name="Courier" fo:font-size="10pt" style:font-size-asian="10pt" style:font-size-complex="10pt"/>
    </style:style>
    <style:style style:name="P3" style:family="paragraph" style:parent-style-name="Standard">
      <style:text-properties style:font-name="Courier" fo:font-size="10pt" style:text-underline-style="solid" style:text-underline-width="auto" style:text-underline-color="font-color" style:font-size-asian="10pt" style:font-size-complex="10pt"/>
    </style:style>
    <style:style style:name="P4" style:family="paragraph" style:parent-style-name="Standard">
      <style:text-properties fo:color="#000000" style:font-name="Courier" fo:font-size="10pt" style:text-underline-style="none" style:font-name-asian="Monospace" style:font-size-asian="10pt" style:font-name-complex="Monospace" style:font-size-complex="10pt"/>
    </style:style>
    <style:style style:name="P5" style:family="paragraph" style:parent-style-name="Standard">
      <style:text-properties fo:color="#000000" style:font-name="Courier" fo:font-size="10pt" fo:font-style="italic" style:text-underline-style="none" style:font-name-asian="Monospace" style:font-size-asian="10pt" style:font-style-asian="italic" style:font-name-complex="Monospace" style:font-size-complex="10pt" style:font-style-complex="italic"/>
    </style:style>
    <style:style style:name="P6" style:family="paragraph" style:parent-style-name="Standard">
      <style:text-properties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" fo:font-size="10pt" style:text-underline-style="none" style:font-name-asian="Monospace" style:font-size-asian="10pt" style:font-name-complex="Monospace" style:font-size-complex="10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" fo:font-size="10pt" fo:font-style="italic" style:text-underline-style="none" style:font-name-asian="Monospace" style:font-size-asian="10pt" style:font-style-asian="italic" style:font-name-complex="Monospace" style:font-size-complex="10pt" style:font-style-complex="italic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Liberation Serif" fo:font-size="12pt" style:text-underline-style="none" style:font-name-asian="Monospace" style:font-size-asian="12pt" style:font-name-complex="Monospace" style:font-size-complex="12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Liberation Serif" fo:font-size="12pt" style:font-name-asian="Monospace" style:font-size-asian="12pt" style:font-name-complex="Monospace" style:font-size-complex="12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" fo:font-size="10pt" style:text-underline-style="none" style:font-name-asian="Monospace" style:font-size-asian="10pt" style:font-name-complex="Monospace" style:font-size-complex="10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" fo:font-size="10pt" style:text-underline-style="none" style:font-size-asian="10pt" style:font-size-complex="10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" fo:font-size="10pt" style:font-name-asian="Monospace" style:font-size-asian="10pt" style:font-name-complex="Monospace" style:font-size-complex="10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text-underline-style="none" style:font-name-asian="Monospace" style:font-size-asian="10pt" style:font-name-complex="Monospace" style:font-size-complex="10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1" style:family="text">
      <style:text-properties fo:color="#000000"/>
    </style:style>
    <style:style style:name="T2" style:family="text">
      <style:text-properties fo:color="#000000" fo:font-style="italic" style:font-name-asian="Monospace" style:font-style-asian="italic" style:font-name-complex="Monospace" style:font-style-complex="italic"/>
    </style:style>
    <style:style style:name="T3" style:family="text">
      <style:text-properties fo:color="#000000" style:font-name-asian="Monospace" style:font-name-complex="Monospace"/>
    </style:style>
    <style:style style:name="T4" style:family="text">
      <style:text-properties fo:color="#000000" style:font-name="Courier"/>
    </style:style>
    <style:style style:name="T5" style:family="text">
      <style:text-properties fo:color="#000000" style:font-name="Courier" style:font-name-asian="Monospace" style:font-name-complex="Monospace"/>
    </style:style>
    <style:style style:name="T6" style:family="text">
      <style:text-properties fo:color="#000000" style:font-name="Courier" fo:font-weight="bold" style:font-name-asian="Monospace" style:font-weight-asian="bold" style:font-name-complex="Monospace" style:font-weight-complex="bold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color="#7f0055" fo:font-weight="bold" style:font-weight-asian="bold" style:font-weight-complex="bold"/>
    </style:style>
    <style:style style:name="T9" style:family="text">
      <style:text-properties fo:color="#7f0055" style:font-name="Courier" fo:font-weight="bold" style:font-weight-asian="bold" style:font-weight-complex="bold"/>
    </style:style>
    <style:style style:name="T10" style:family="text">
      <style:text-properties fo:color="#3f7f5f"/>
    </style:style>
    <style:style style:name="T11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font-name="Courier"/>
    </style:style>
    <style:style style:name="T14" style:family="text">
      <style:text-properties style:font-name="Courier" style:font-name-asian="Monospace" style:font-name-complex="Monospace"/>
    </style:style>
    <style:style style:name="T15" style:family="text">
      <style:text-properties fo:font-size="11pt" fo:font-weight="bold" style:font-size-asian="11pt" style:font-weight-asian="bold" style:font-size-complex="11pt" style:font-weight-complex="bold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n example for a <text:s/>possible <text:span text:style-name="T12">TimeTriggerServiceConnector</text:span>. (TTSC)</text:p>
      <text:p text:style-name="Standard">The intention of the TimeTriggerServiceConnector is to abstract the implementation details of the timer-queue away from the user code.</text:p>
      <text:p text:style-name="Standard">The TTSC provides a facet, to give a component the possibility to start or cancel <text:s/>a TimeScheduler and to pass a reference of a callback-handler (a client-side local object implementation that handles the timetrigger from the TimeTriggerServiceConnector) , the component gets then the timerevents from the TTSC via this callback. </text:p>
      <text:p text:style-name="Standard"/>
      <text:p text:style-name="Text_20_body">The TTSC component (connector) provides a <text:s/>facet which do not represent a modelled component port and have no representation in the IDL for the using component ( in this demo a Sender). I.e the Sender <text:s text:c="2"/>doesn't have an <text:s/>'uses' <text:s text:c="2"/>for the TTSC ports in its IDL. </text:p>
      <text:p text:style-name="Text_20_body">The deployment plan contains <text:s/>deployment (implementation/instance) specs for the Sender - and TTSC component, but doesn't contain the connection. However,the service-connector ( in this case TTSC) instance in the deployment plan contains two ConfigProperties with names “<text:span text:style-name="T11">edu.vanderbilt.dre.CIAO.ServiceReference” for the service name and “edu.vanderbilt.dre.CIAO.ServiceReference.xxxxxxx” , where “xxxxxxx” stands for the name of the service which is the value of the first ConfigProperty, for the port name.</text:span></text:p>
      <text:p text:style-name="P16">Example:</text:p>
      <text:p text:style-name="P14">&lt;instance xmi:id="TTCTest.ComponentImplementations.TTCTestImplementation.TTSConnector"&gt;</text:p>
      <text:p text:style-name="P14"><text:s text:c="4"/>&lt;name&gt;TTSConnectorComponentInstance&lt;/name&gt;</text:p>
      <text:p text:style-name="P14"><text:s text:c="4"/>&lt;node&gt;Sender&lt;/node&gt;</text:p>
      <text:p text:style-name="P14"><text:s text:c="4"/>&lt;source/&gt;</text:p>
      <text:p text:style-name="P14"><text:s text:c="4"/>&lt;implementation xmi:idref="TTSConnectorComponentHomeImplementation"/&gt;</text:p>
      <text:p text:style-name="P14"><text:s/><text:span text:style-name="T13"><text:s text:c="3"/></text:span><text:span text:style-name="T14"><text:s text:c="2"/>&lt;configProperty&gt;</text:span></text:p>
      <text:p text:style-name="P14"><text:s text:c="6"/>&lt;name&gt;<text:span text:style-name="T15">edu.vanderbilt.dre.CIAO.ServiceReference</text:span>&lt;/name&gt;</text:p>
      <text:p text:style-name="P14"><text:s text:c="6"/>&lt;value&gt;</text:p>
      <text:p text:style-name="P14"><text:s text:c="8"/>&lt;type&gt;</text:p>
      <text:p text:style-name="P14"><text:s text:c="10"/>&lt;kind&gt;tk_string&lt;/kind&gt;</text:p>
      <text:p text:style-name="P14"><text:s text:c="8"/>&lt;/type&gt;</text:p>
      <text:p text:style-name="P14"><text:s text:c="8"/>&lt;value&gt;</text:p>
      <text:p text:style-name="P14"><text:s text:c="10"/>&lt;string&gt;<text:span text:style-name="T16">TimeService</text:span>&lt;/string&gt;</text:p>
      <text:p text:style-name="P14"><text:s text:c="8"/>&lt;/value&gt;</text:p>
      <text:p text:style-name="P14"><text:s text:c="6"/>&lt;/value&gt;</text:p>
      <text:p text:style-name="P14"><text:s text:c="4"/>&lt;/configProperty&gt;</text:p>
      <text:p text:style-name="P14"><text:s text:c="4"/>&lt;configProperty&gt;</text:p>
      <text:p text:style-name="P14"><text:s text:c="6"/>&lt;name&gt;<text:span text:style-name="T16">edu.vanderbilt.dre.CIAO.ServiceReference.TimeService</text:span>&lt;/name&gt;</text:p>
      <text:p text:style-name="P14"><text:s text:c="6"/>&lt;value&gt;</text:p>
      <text:p text:style-name="P14"><text:s text:c="8"/>&lt;type&gt;</text:p>
      <text:p text:style-name="P14"><text:s text:c="10"/>&lt;kind&gt;tk_string&lt;/kind&gt;</text:p>
      <text:p text:style-name="P14"><text:s text:c="8"/>&lt;/type&gt;</text:p>
      <text:p text:style-name="P14"><text:s text:c="8"/>&lt;value&gt;</text:p>
      <text:p text:style-name="P14"><text:s text:c="10"/>&lt;string&gt;p_provides_tcc_scheduler&lt;/string&gt;</text:p>
      <text:p text:style-name="P14"><text:s text:c="8"/>&lt;/value&gt;</text:p>
      <text:p text:style-name="P14"><text:s text:c="6"/>&lt;/value&gt;</text:p>
      <text:p text:style-name="P14"><text:s text:c="4"/>&lt;/configProperty&gt;</text:p>
      <text:p text:style-name="P14"><text:s text:c="2"/>&lt;/instance&gt;</text:p>
      <text:p text:style-name="Text_20_body"><text:s text:c="2"/></text:p>
      <text:p text:style-name="Text_20_body">Locality constraints for the instances are used to make sure instances of using component and 'service component' are deployed in the same container.</text:p>
      <text:p text:style-name="Text_20_body">At deployment the container registered the service connector <text:s/>into the container with its service name <text:soft-page-break/>(= port name).</text:p>
      <text:p text:style-name="Text_20_body">For the using component it is the possible, through the use of <text:s/><text:span text:style-name="Source_20_Text">resolve_service_reference </text:span><text:s/>on the context with as parameter the port name (in this example '<text:span text:style-name="T11">p_provides_tcc_scheduler</text:span>')t o retrieve the service component reference and use it like a regular connection.</text:p>
      <text:p text:style-name="Standard">In this demo the Sender component starts the <text:s/>TimeTrigger mechanism of the TTSC, period or sporadic, using TTC_Scheduler .start_scheduler_periodic or TTC_Scheduler.start_scheduler_sporadic and passes a <text:s/>callback handler to TTC_Callback , a client-side local object implementation that handles the timetrigger events from the TimeTriggerServiceConnector.</text:p>
      <text:p text:style-name="Standard"/>
      <text:p text:style-name="Standard">The Sender also has the possibility to cancel the Timer with TTC_Scheduler.cancel_scheduler </text:p>
      <text:p text:style-name="Standard"/>
      <text:p text:style-name="Text_20_body">In this demo the connector is made by hand, but in future, the connector has to be generated by idl.</text:p>
      <text:p text:style-name="Standard">Used interfaces:</text:p>
      <text:p text:style-name="Standard"/>
      <text:p text:style-name="P7">local interface TTC_Callback {</text:p>
      <text:p text:style-name="P12"><text:span text:style-name="T1"><text:s text:c="2"/></text:span><text:span text:style-name="T8">void</text:span><text:span text:style-name="T1"> on_timer (in TTC::timeout_t time);</text:span></text:p>
      <text:p text:style-name="P7">};</text:p>
      <text:p text:style-name="P9"/>
      <text:p text:style-name="P4">local interface TTC_Scheduler {</text:p>
      <text:p text:style-name="P5"><text:s text:c="3"/>//start the scheduler with a certain periodicity, after the delay_time,</text:p>
      <text:p text:style-name="P5"><text:s text:c="3"/>// and return the timer_id. </text:p>
      <text:p text:style-name="P12"><text:span text:style-name="T6"><text:s text:c="3"/></text:span><text:span text:style-name="T7">TTC::TimerId</text:span><text:span text:style-name="T5"> start_scheduler_periodic (in TTC::timeout_t delay_time,</text:span></text:p>
      <text:p text:style-name="P7"><text:s text:c="42"/>in TTC::timeout_t rate,</text:p>
      <text:p text:style-name="P7"><text:s text:c="42"/>in TTC_Callback cb);</text:p>
      <text:p text:style-name="P1"><text:span text:style-name="T3"><text:s/></text:span><text:span text:style-name="T2"><text:s text:c="2"/>//start the scheduler to produce one trigger, after a time interval or</text:span></text:p>
      <text:p text:style-name="P5"><text:s text:c="3"/>// at an absolute timestamp and return the timer_id. </text:p>
      <text:p text:style-name="P12"><text:span text:style-name="T1"><text:s text:c="3"/></text:span><text:span text:style-name="T7">TTC::TimerId</text:span><text:span text:style-name="T1"> start_scheduler_sporadic (in TTC::timeout_t time,</text:span></text:p>
      <text:p text:style-name="P7"><text:s text:c="42"/>in TTC_Callback cb);</text:p>
      <text:p text:style-name="P8"><text:s text:c="3"/>// cancel the scheduler with given timer_id) </text:p>
      <text:p text:style-name="P12"><text:span text:style-name="T1"><text:s text:c="3"/></text:span><text:span text:style-name="T8">void</text:span><text:span text:style-name="T1"> cancel_scheduler (in </text:span><text:span text:style-name="T7">TTC::TimerId</text:span><text:span text:style-name="T1"> timer_id);</text:span></text:p>
      <text:p text:style-name="P7">};</text:p>
      <text:p text:style-name="P15"/>
      <text:p text:style-name="P10">For the time being in this example, the following time defenitions are used:</text:p>
      <text:p text:style-name="P7">module TTC {</text:p>
      <text:p text:style-name="P17"><text:span text:style-name="T8"><text:s text:c="2"/></text:span><text:span text:style-name="T9">typedef</text:span><text:span text:style-name="T4"> </text:span><text:span text:style-name="T9">long</text:span><text:span text:style-name="T4"> TimerId;</text:span></text:p>
      <text:p text:style-name="P9"/>
      <text:p text:style-name="P12"><text:span text:style-name="T1"><text:s text:c="2"/></text:span><text:span text:style-name="T8">struct</text:span><text:span text:style-name="T1"> TimeT</text:span></text:p>
      <text:p text:style-name="P7"><text:s text:c="2"/>{</text:p>
      <text:p text:style-name="P12"><text:span text:style-name="T1"><text:s text:c="4"/></text:span><text:span text:style-name="T8">long</text:span><text:span text:style-name="T1"> seconds;</text:span></text:p>
      <text:p text:style-name="P12"><text:span text:style-name="T1"><text:s text:c="4"/></text:span><text:span text:style-name="T8">unsigned</text:span><text:span text:style-name="T1"> </text:span><text:span text:style-name="T8">long</text:span><text:span text:style-name="T1"> nanosec;</text:span></text:p>
      <text:p text:style-name="P7"><text:s text:c="2"/>};</text:p>
      <text:p text:style-name="P12"/>
      <text:p text:style-name="P12"><text:span text:style-name="T1"><text:s text:c="2"/></text:span><text:span text:style-name="T8">enum</text:span><text:span text:style-name="T1"> timeout_enum_t</text:span></text:p>
      <text:p text:style-name="P7"><text:s text:c="3"/>{</text:p>
      <text:p text:style-name="P7"><text:s text:c="5"/>ABSOLUTE,</text:p>
      <text:p text:style-name="P7"><text:s text:c="5"/>RELATIVE</text:p>
      <text:p text:style-name="P7"><text:s text:c="3"/>};</text:p>
      <text:p text:style-name="P12"/>
      <text:p text:style-name="P12"><text:span text:style-name="T1"><text:s text:c="2"/></text:span><text:span text:style-name="T10">//timeout can be relative or absolute, as denoted by the flag.</text:span></text:p>
      <text:p text:style-name="P12"><text:span text:style-name="T1"><text:s text:c="2"/></text:span><text:span text:style-name="T8">struct</text:span><text:span text:style-name="T1"> timeout_t</text:span></text:p>
      <text:p text:style-name="P7"><text:s text:c="3"/>{</text:p>
      <text:p text:style-name="P12"><text:span text:style-name="T1"><text:s text:c="5"/></text:span><text:span text:style-name="T10">// Time value for timeout</text:span></text:p>
      <text:p text:style-name="P7"><text:s text:c="5"/>TimeT time_val;</text:p>
      <text:p text:style-name="P12"><text:span text:style-name="T1"><text:s text:c="5"/></text:span><text:span text:style-name="T10">// timeout type</text:span></text:p>
      <text:p text:style-name="P7"><text:soft-page-break/><text:s text:c="5"/>timeout_enum_t flag;</text:p>
      <text:p text:style-name="P7"><text:s text:c="3"/>};</text:p>
      <text:p text:style-name="P7">};</text:p>
      <text:p text:style-name="P13"/>
      <text:p text:style-name="Standard">The Sender uses the following IDL3 component definition</text:p>
      <text:p text:style-name="P2">component Sender {</text:p>
      <text:p text:style-name="P2">// no port definitions neede for the TimeTriggerserviceConnector</text:p>
      <text:p text:style-name="P2">}</text:p>
      <text:p text:style-name="P12"/>
      <text:p text:style-name="P10">The <text:s/>following IDL3 connector-component definition is used for the TimeTriggerServiceConnector:</text:p>
      <text:p text:style-name="P7">component TTSConnector</text:p>
      <text:p text:style-name="P7"><text:s text:c="2"/>{</text:p>
      <text:p text:style-name="P7"><text:s text:c="4"/>provides <text:s text:c="2"/>TTC_Scheduler <text:s text:c="3"/>p_provides_tcc_scheduler;</text:p>
      <text:p text:style-name="P7"><text:s text:c="3"/>};</text:p>
      <text:p text:style-name="P3"/>
      <text:p text:style-name="P6"/>
      <text:p text:style-name="P11">In this demo the TTSC used inside a ACE_reactor, but other implementations must be possi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Monospace" svg:font-family="Monospace" style:font-pitch="fixed"/>
    <style:font-face style:name="Courier" svg:font-family="Courier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Droid Sans Fallback1" style:font-size-asian="10pt" style:font-name-complex="Liberation Mono" style:font-size-complex="10pt"/>
    </style:style>
    <style:style style:name="Source_20_Text" style:display-name="Source Text" style:family="text">
      <style:text-properties style:font-name="Liberation Mono" style:font-name-asian="Droid Sans Fallback1" style:font-name-complex="Liberation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0T10:43:13</meta:creation-date>
    <dc:date>2012-06-18T15:10:00</dc:date>
    <meta:editing-duration>PT4H19M32S</meta:editing-duration>
    <meta:editing-cycles>10</meta:editing-cycles>
    <meta:generator>LibreOffice/3.4$Unix LibreOffice_project/340m1$Build-1505</meta:generator>
    <meta:document-statistic meta:table-count="0" meta:image-count="0" meta:object-count="0" meta:page-count="3" meta:paragraph-count="90" meta:word-count="572" meta:character-count="4796" meta:non-whitespace-character-count="3884"/>
  </office:meta>
</office:document-meta>
</file>